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master-page-name="MP0">
      <style:paragraph-properties style:page-number="auto" fo:break-before="page"/>
      <style:text-properties fo:color="#111111" fo:font-size="18pt" fo:font-weight="bold" style:font-size-asian="18pt" style:font-weight-asian="bold" style:font-size-complex="18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6pt" style:font-size-asian="16pt" style:font-size-complex="16pt"/>
    </style:style>
    <style:style style:name="P7" style:family="paragraph" style:parent-style-name="Standard">
      <style:text-properties officeooo:rsid="000b0fb2" officeooo:paragraph-rsid="000b0fb2"/>
    </style:style>
    <style:style style:name="P8" style:family="paragraph" style:parent-style-name="Standard">
      <style:text-properties officeooo:rsid="000dd255" officeooo:paragraph-rsid="000dd2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ient Requirements:</text:p>
      <text:p text:style-name="P1"/>
      <text:p text:style-name="P2">1.Temperature difference should be variable for different experiment, but constant for a particular experiment in cooling and heating mode both.</text:p>
      <text:p text:style-name="P2"/>
      <text:p text:style-name="P2">2.If temperature controller reach its lowest temperature then software change cooling to heating mode automatically and stop the loops when reach highest point.</text:p>
      <text:p text:style-name="P2"/>
      <text:p text:style-name="P2">3.There should be combined graph of cooling and heating mode for a particular experiment.</text:p>
      <text:p text:style-name="P2"/>
      <text:p text:style-name="P2">4.Software will take reading when temperature reach a value with some difference from loop temperature value and this difference is lower than some constant difference value or when loop fluctuate continuously then after a particular time it will take reading of that time.</text:p>
      <text:p text:style-name="P2"/>
      <text:p text:style-name="P2">5.On taking reading, software take 5 to 8 readings in interval of some nanoseconds continuously and then make average of that readings. Average value will be final reading of resistance at that temperature.</text:p>
      <text:p text:style-name="P2"/>
      <text:p text:style-name="P2"/>
      <text:p text:style-name="P1"/>
      <text:p text:style-name="P1"/>
      <text:p text:style-name="P3">Inputs of software</text:p>
      <text:p text:style-name="P1"/>
      <text:p text:style-name="P2">1.Possible range of temperature in device is also a input in software. According to this range loop will adjust itself.</text:p>
      <text:p text:style-name="P2"/>
      <text:p text:style-name="P2">2.Address value will be input for software, if it matches with device address then software will connect with hardware device. If it is not matched then change value of address in software as in device or change address value of device as in software.</text:p>
      <text:p text:style-name="P2"/>
      <text:p text:style-name="P2">3.Current in ohmmeter, dimensions of workpiece also input for software.</text:p>
      <text:p text:style-name="P1"/>
      <text:p text:style-name="P2">4.Temperature difference value for loop as per client requirement.</text:p>
      <text:p text:style-name="P1"/>
      <text:p text:style-name="P1"/>
      <text:p text:style-name="P7">Ghanshyam</text:p>
      <text:p text:style-name="P8"><text:soft-page-break/>bair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8-01-26T16:30:00Z</meta:creation-date>
    <dc:date>2018-01-27T22:01:49.569521708</dc:date>
    <meta:editing-cycles>8</meta:editing-cycles>
    <meta:editing-duration>PT31M59S</meta:editing-duration>
    <meta:document-statistic meta:table-count="0" meta:image-count="0" meta:object-count="0" meta:page-count="2" meta:paragraph-count="13" meta:word-count="223" meta:character-count="1432" meta:non-whitespace-character-count="1222"/>
    <meta:template xlink:type="simple" xlink:actuate="onRequest" xlink:title="" xlink:href="Normal.dotm"/>
  </office:meta>
</office:document-meta>
</file>